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c2fc8" officeooo:paragraph-rsid="001c2fc8"/>
    </style:style>
    <style:style style:name="P4" style:family="paragraph" style:parent-style-name="Standard">
      <style:paragraph-properties fo:text-align="start" style:justify-single-word="false"/>
      <style:text-properties officeooo:rsid="001d83f5" officeooo:paragraph-rsid="001d83f5"/>
    </style:style>
    <style:style style:name="P5" style:family="paragraph" style:parent-style-name="Standard">
      <style:paragraph-properties fo:text-align="start" style:justify-single-word="false"/>
      <style:text-properties officeooo:rsid="00200e7a" officeooo:paragraph-rsid="00200e7a"/>
    </style:style>
    <style:style style:name="P6" style:family="paragraph" style:parent-style-name="Standard">
      <style:paragraph-properties fo:text-align="center" style:justify-single-word="false"/>
      <style:text-properties officeooo:rsid="0021a009" officeooo:paragraph-rsid="0021a009"/>
    </style:style>
    <style:style style:name="P7" style:family="paragraph" style:parent-style-name="Standard">
      <style:paragraph-properties fo:text-align="start" style:justify-single-word="false"/>
      <style:text-properties officeooo:rsid="0021a009" officeooo:paragraph-rsid="0021a009"/>
    </style:style>
    <style:style style:name="P8" style:family="paragraph" style:parent-style-name="Standard">
      <style:paragraph-properties fo:text-align="start" style:justify-single-word="false"/>
      <style:text-properties officeooo:rsid="0022c82e" officeooo:paragraph-rsid="0022c82e"/>
    </style:style>
    <style:style style:name="T1" style:family="text">
      <style:text-properties officeooo:rsid="001c2fc8"/>
    </style:style>
    <style:style style:name="T2" style:family="text">
      <style:text-properties officeooo:rsid="00200e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Classes</text:span></text:p>
      <text:p text:style-name="P2"/>
      <text:p text:style-name="P3">class person</text:p>
      <text:p text:style-name="P3">{</text:p>
      <text:p text:style-name="P3"><text:s text:c="4"/>constructor(public height, public weight, public color)</text:p>
      <text:p text:style-name="P3"><text:s text:c="4"/>{</text:p>
      <text:p text:style-name="P3"><text:s text:c="4"/>}</text:p>
      <text:p text:style-name="P3"><text:s text:c="4"/>person = () =&gt;</text:p>
      <text:p text:style-name="P3"><text:s text:c="4"/>{</text:p>
      <text:p text:style-name="P3"><text:s text:c="8"/>alert(this.height+"-&gt;"+this.weight+"-&gt;"+this.color)</text:p>
      <text:p text:style-name="P3"><text:s text:c="4"/>}</text:p>
      <text:p text:style-name="P3">}</text:p>
      <text:p text:style-name="P3"/>
      <text:p text:style-name="P3">let per = new person(5.5, 45, "white");</text:p>
      <text:p text:style-name="P3">per.person();</text:p>
      <text:p text:style-name="P3"/>
      <text:p text:style-name="P3"/>
      <text:p text:style-name="P3"/>
      <text:p text:style-name="P4">class person</text:p>
      <text:p text:style-name="P4">{</text:p>
      <text:p text:style-name="P4"><text:s text:c="4"/>constructor(public height, public weight, public color)</text:p>
      <text:p text:style-name="P4"><text:s text:c="4"/>{</text:p>
      <text:p text:style-name="P4"><text:s text:c="8"/></text:p>
      <text:p text:style-name="P4"><text:s text:c="4"/>}</text:p>
      <text:p text:style-name="P4"><text:s text:c="4"/>height_person (ht: number=67)</text:p>
      <text:p text:style-name="P4"><text:s text:c="5"/>{</text:p>
      <text:p text:style-name="P4"><text:s text:c="8"/>alert("super_class <text:s/>-&gt;" + ht);</text:p>
      <text:p text:style-name="P4"><text:s text:c="8"/>return</text:p>
      <text:p text:style-name="P4"><text:s text:c="5"/>}</text:p>
      <text:p text:style-name="P4">}</text:p>
      <text:p text:style-name="P4"/>
      <text:p text:style-name="P4">class student extends person</text:p>
      <text:p text:style-name="P4">{</text:p>
      <text:p text:style-name="P4"><text:s text:c="4"/></text:p>
      <text:p text:style-name="P4"><text:s text:c="4"/>constructor(public name,public id,public height,public weight,public color)</text:p>
      <text:p text:style-name="P4"><text:s text:c="4"/>{</text:p>
      <text:p text:style-name="P4"><text:s text:c="8"/>super(height, weight, color)</text:p>
      <text:p text:style-name="P4"><text:s text:c="8"/></text:p>
      <text:p text:style-name="P4"><text:s text:c="4"/>}</text:p>
      <text:p text:style-name="P4"><text:s text:c="5"/></text:p>
      <text:p text:style-name="P4"><text:s text:c="5"/>height_person (ht: number)</text:p>
      <text:p text:style-name="P4"><text:s text:c="5"/>{</text:p>
      <text:p text:style-name="P4"><text:s text:c="9"/>let that = this;</text:p>
      <text:p text:style-name="P4"><text:s text:c="8"/>alert(this.id+"height "+this.height+"weight is "+this.weight+"color is "+this.color)</text:p>
      <text:p text:style-name="P4"><text:s text:c="8"/>super.height_person(45)</text:p>
      <text:p text:style-name="P4"><text:s text:c="11"/></text:p>
      <text:p text:style-name="P4"><text:s text:c="5"/>}</text:p>
      <text:p text:style-name="P4"><text:s text:c="4"/></text:p>
      <text:p text:style-name="P4">}</text:p>
      <text:p text:style-name="P4">let per:person = new student("krishna", 2, 5.8, 65, "white");</text:p>
      <text:p text:style-name="P4">per.height_person()</text:p>
      <text:p text:style-name="P4"/>
      <text:p text:style-name="P4"><text:soft-page-break/>In the above example i had created object for a student to <text:s/>if try to access the method in the base class method from derived class by using super key word it is working perfectly.</text:p>
      <text:p text:style-name="P4"/>
      <text:p text:style-name="P4">The same example i try to do by using arrow function, the method which is in the base class is <text:s/>calling from the derived class by using super. It is raising an erro<text:span text:style-name="T2">r</text:span>.</text:p>
      <text:p text:style-name="P5">So i got to know that for calling the methods in base class from derived class we should use this.</text:p>
      <text:p text:style-name="P5"/>
      <text:p text:style-name="P5">class person</text:p>
      <text:p text:style-name="P5">{</text:p>
      <text:p text:style-name="P5"><text:s text:c="4"/>constructor(public height, public weight, public color)</text:p>
      <text:p text:style-name="P5"><text:s text:c="4"/>{</text:p>
      <text:p text:style-name="P5"><text:s text:c="8"/></text:p>
      <text:p text:style-name="P5"><text:s text:c="4"/>}</text:p>
      <text:p text:style-name="P5"><text:s text:c="4"/>height_person =(ht: number=67)=&gt;</text:p>
      <text:p text:style-name="P5"><text:s text:c="5"/>{</text:p>
      <text:p text:style-name="P5"><text:s text:c="8"/>alert("super_class <text:s/>-&gt;" + ht);</text:p>
      <text:p text:style-name="P5"><text:s text:c="8"/></text:p>
      <text:p text:style-name="P5"><text:s text:c="5"/>}</text:p>
      <text:p text:style-name="P5">}</text:p>
      <text:p text:style-name="P5"/>
      <text:p text:style-name="P5">class student extends person</text:p>
      <text:p text:style-name="P5">{</text:p>
      <text:p text:style-name="P5"><text:s text:c="4"/></text:p>
      <text:p text:style-name="P5"><text:s text:c="4"/>constructor(public name,public id,public height,public weight,public color)</text:p>
      <text:p text:style-name="P5"><text:s text:c="4"/>{</text:p>
      <text:p text:style-name="P5"><text:s text:c="8"/>super(height, weight, color)</text:p>
      <text:p text:style-name="P5"><text:s text:c="8"/></text:p>
      <text:p text:style-name="P5"><text:s text:c="4"/>}</text:p>
      <text:p text:style-name="P5"><text:s text:c="4"/>private superADD = this.height_person;</text:p>
      <text:p text:style-name="P5"><text:s text:c="5"/></text:p>
      <text:p text:style-name="P5"><text:s text:c="5"/>height_person =(ht: number)=&gt;</text:p>
      <text:p text:style-name="P5"><text:s text:c="5"/>{</text:p>
      <text:p text:style-name="P5"><text:s text:c="9"/>alert("name-&gt;"+this.name+"id-&gt;"+this.id+"height-&gt;"+this.height+"weight-&gt;"+this.weight+"Color-&gt;"+this.color)</text:p>
      <text:p text:style-name="P5"><text:s text:c="9"/>return this.superADD(100); <text:s/></text:p>
      <text:p text:style-name="P5"><text:s text:c="5"/>}</text:p>
      <text:p text:style-name="P5"><text:s text:c="4"/></text:p>
      <text:p text:style-name="P5">}</text:p>
      <text:p text:style-name="P5">let per:person = new student("krishna", 2, 5.8, 65, "white");</text:p>
      <text:p text:style-name="P5">let c = per.height_person(7)</text:p>
      <text:p text:style-name="P5"/>
      <text:p text:style-name="P5"/>
      <text:p text:style-name="P5"/>
      <text:p text:style-name="P6">Generics</text:p>
      <text:p text:style-name="P7">For reuseable components we use Generics</text:p>
      <text:p text:style-name="P7"/>
      <text:p text:style-name="P7">function identity&lt;T&gt;(arg: T): T {</text:p>
      <text:p text:style-name="P7"><text:s text:c="4"/>return arg;</text:p>
      <text:p text:style-name="P7">}</text:p>
      <text:p text:style-name="P7">let output = identity&lt;number&gt;(7);</text:p>
      <text:p text:style-name="P7">alert(output)</text:p>
      <text:p text:style-name="P4"/>
      <text:p text:style-name="P8"><text:soft-page-break/>class Generics&lt;T&gt;{</text:p>
      <text:p text:style-name="P8"><text:s text:c="4"/>arr: T[] = []</text:p>
      <text:p text:style-name="P8"><text:s text:c="4"/>constructor(...values: T[])</text:p>
      <text:p text:style-name="P8"><text:s text:c="4"/>{</text:p>
      <text:p text:style-name="P8"><text:s text:c="7"/>values.forEach(val=&gt;this.arr.push(val))</text:p>
      <text:p text:style-name="P8"><text:s text:c="4"/>}</text:p>
      <text:p text:style-name="P8"><text:s text:c="4"/>c = () =&gt;</text:p>
      <text:p text:style-name="P8"><text:s text:c="4"/>{</text:p>
      <text:p text:style-name="P8"><text:s text:c="8"/>return this.arr</text:p>
      <text:p text:style-name="P8"><text:s text:c="4"/>}</text:p>
      <text:p text:style-name="P8">}</text:p>
      <text:p text:style-name="P8">let val = new Generics&lt;something&gt;({ "n1": "krishna", "n2": 23 });</text:p>
      <text:p text:style-name="P8">let c = new Generics&lt;string&gt;("ravi ,ramu")</text:p>
      <text:p text:style-name="P8">console.log(c)</text:p>
      <text:p text:style-name="P8">console.log(val)</text:p>
      <text:p text:style-name="P8">interface something</text:p>
      <text:p text:style-name="P8">{</text:p>
      <text:p text:style-name="P8"><text:s text:c="4"/>n1: string;</text:p>
      <text:p text:style-name="P8"><text:s text:c="4"/>n2: number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59:00.091969602</meta:creation-date>
    <dc:date>2017-05-09T20:25:37.535771758</dc:date>
    <meta:editing-duration>PT13M36S</meta:editing-duration>
    <meta:editing-cycles>1</meta:editing-cycles>
    <meta:document-statistic meta:table-count="0" meta:image-count="0" meta:object-count="0" meta:page-count="3" meta:paragraph-count="106" meta:word-count="310" meta:character-count="2511" meta:non-whitespace-character-count="1931"/>
    <meta:generator>LibreOffice/5.1.4.2$Linux_X86_64 LibreOffice_project/10m0$Build-2</meta:generator>
  </office:meta>
</office:document-meta>
</file>